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" draw:fill-color="#729fcf" draw:textarea-horizontal-align="justify" draw:textarea-vertical-align="middle" draw:auto-grow-height="false" fo:min-height="2.231cm" fo:min-width="3.183cm"/>
    </style:style>
    <style:style style:name="gr2" style:family="graphic" style:parent-style-name="standard">
      <style:graphic-properties draw:fill-color="#cc9966" draw:textarea-horizontal-align="justify" draw:textarea-vertical-align="middle" draw:auto-grow-height="false" fo:min-height="2.266cm" fo:min-width="2.016cm"/>
    </style:style>
    <style:style style:name="gr3" style:family="graphic" style:parent-style-name="standard">
      <style:graphic-properties draw:marker-end="Arrow" draw:fill-color="#579d1c" draw:textarea-horizontal-align="justify" draw:textarea-vertical-align="middle" draw:auto-grow-height="false" fo:min-height="1.074cm" fo:min-width="2.54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textarea-horizontal-align="justify" draw:textarea-vertical-align="middle" draw:auto-grow-height="false" fo:min-height="0.828cm" fo:min-width="6.166cm"/>
    </style:style>
    <style:style style:name="gr6" style:family="graphic" style:parent-style-name="standard">
      <style:graphic-properties draw:marker-end="Arrow" draw:fill-color="#993366" draw:textarea-horizontal-align="justify" draw:textarea-vertical-align="middle" draw:auto-grow-height="false" fo:min-height="1.02cm" fo:min-width="0.771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cc9966"/>
      <style:paragraph-properties fo:text-align="center"/>
    </style:style>
    <style:style style:name="P4" style:family="paragraph">
      <loext:graphic-properties draw:fill-color="#579d1c"/>
      <style:paragraph-properties fo:text-align="center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-color="#993366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83cm" svg:height="4.699cm" svg:x="6.969cm" svg:y="4.048cm">
          <text:p text:style-name="P1">Concurrent</text:p>
          <text:p text:style-name="P1">Linked</text:p>
          <text:p text:style-name="P1">Queue</text:p>
          <text:p text:style-name="P1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3.556cm" svg:height="3.556cm" svg:x="2.143cm" svg:y="4.556cm">
          <text:p text:style-name="P1">Thr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048cm" svg:height="1.651cm" svg:x="13.446cm" svg:y="3.159cm">
          <text:p text:style-name="P1">Object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4" draw:text-style-name="P5" draw:layer="layout" svg:width="3.558cm" svg:height="1.195cm" svg:x="2.397cm" svg:y="2.016cm">
          <draw:text-box>
            <text:p><text:span text:style-name="T1">Legend:</text:span></text:p>
          </draw:text-box>
        </draw:frame>
        <draw:custom-shape draw:style-name="gr5" draw:text-style-name="P1" draw:layer="layout" svg:width="7.112cm" svg:height="1.524cm" svg:x="11.922cm" svg:y="5.953cm">
          <text:p text:style-name="P1">FileLogHandle</text:p>
          <text:p text:style-name="P1">With Queue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27cm" svg:height="2.032cm" svg:x="17.764cm" svg:y="5.6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9T18:18:33.887314614</meta:creation-date>
    <dc:date>2015-10-29T18:24:47.105747617</dc:date>
    <meta:editing-duration>PT6M12S</meta:editing-duration>
    <meta:editing-cycles>2</meta:editing-cycles>
    <meta:generator>LibreOffice/4.4.5.2$Linux_X86_64 LibreOffice_project/40m0$Build-2</meta:generator>
    <meta:document-statistic meta:object-count="6"/>
  </office:meta>
</office:document-meta>
</file>